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1ad3b8" officeooo:paragraph-rsid="001ad3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e numbering is turned on for this document.</text:p>
      <text:p text:style-name="P1">However, by default, I don’t want all paragraphs to be numbered. Only selected paragraphs should be numbered. So the default numbering style suppresses line numbering</text:p>
      <text:p text:style-name="P1"/>
      <text:p text:style-name="_30__20_NUMBERED">But paragraphs with the numbered paragraph style should display numberin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_30__20_NUMBERED" style:display-name="0 NUMBERED" style:family="paragraph" style:parent-style-name="Standard">
      <style:paragraph-properties text:number-lines="tru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2in" style:num-format="1" text:number-position="left" text:increment="1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5.8272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16:11:05.661873194</meta:creation-date>
    <dc:date>2023-08-18T16:15:54.519215719</dc:date>
    <meta:editing-duration>PT17S</meta:editing-duration>
    <meta:editing-cycles>1</meta:editing-cycles>
    <meta:document-statistic meta:table-count="0" meta:image-count="0" meta:object-count="0" meta:page-count="1" meta:paragraph-count="3" meta:word-count="43" meta:character-count="286" meta:non-whitespace-character-count="246"/>
    <meta:generator>LibreOfficeDev/24.2.0.0.alpha0$Linux_X86_64 LibreOffice_project/db8828f8549dc41b3240d9deeba51b7916abd22b</meta:generator>
  </office:meta>
</office:document-meta>
</file>